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text-properties style:font-name="Arial" fo:font-weight="bold" officeooo:paragraph-rsid="004660a6" style:font-weight-asian="bold" style:font-name-complex="Arial1" style:font-weight-complex="bold"/>
    </style:style>
    <style:style style:name="P16" style:family="paragraph" style:parent-style-name="Standard">
      <style:paragraph-properties fo:orphans="0" fo:widows="0"/>
      <style:text-properties officeooo:paragraph-rsid="004dee86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officeooo:paragraph-rsid="005ce4d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5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9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0" style:family="paragraph" style:parent-style-name="Standard">
      <style:text-properties style:font-name="Calibri Light" fo:font-weight="bold" officeooo:paragraph-rsid="005ce4d6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22842a" style:font-name-complex="Calibri1" style:font-size-complex="12.5pt"/>
    </style:style>
    <style:style style:name="P35" style:family="paragraph" style:parent-style-name="Standard">
      <style:text-properties officeooo:paragraph-rsid="004dee86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4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color="#0b0c0c" loext:opacity="100%" fo:font-weight="bold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47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52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3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7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2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7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7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5" style:family="paragraph" style:parent-style-name="Standard">
      <style:text-properties officeooo:paragraph-rsid="0020c248"/>
    </style:style>
    <style:style style:name="P7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7" style:family="paragraph" style:parent-style-name="Standard">
      <style:text-properties officeooo:paragraph-rsid="004dee86"/>
    </style:style>
    <style:style style:name="P78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officeooo:paragraph-rsid="005ce4d6"/>
    </style:style>
    <style:style style:name="P7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4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86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01e32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weight="bold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9" style:family="text">
      <style:text-properties fo:color="#000000" loext:opacity="100%" loext:padding="0cm" loext:border="none"/>
    </style:style>
    <style:style style:name="T20" style:family="text">
      <style:text-properties fo:font-size="12.5pt" style:font-size-asian="12.5pt" style:font-size-complex="12.5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name-complex="Calibri1" style:font-size-complex="12.5pt"/>
    </style:style>
    <style:style style:name="T23" style:family="text">
      <style:text-properties fo:font-weight="bold" officeooo:rsid="0046c438" style:font-weight-asian="bold" style:font-name-complex="Calibri1" style:font-size-complex="12.5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66a08" style:font-weight-asian="bold" style:font-weight-complex="bold"/>
    </style:style>
    <style:style style:name="T2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7" style:family="text">
      <style:text-properties officeooo:rsid="0016b33f"/>
    </style:style>
    <style:style style:name="T28" style:family="text">
      <style:text-properties officeooo:rsid="00236d14"/>
    </style:style>
    <style:style style:name="T29" style:family="text">
      <style:text-properties officeooo:rsid="004ec441"/>
    </style:style>
    <style:style style:name="T30" style:family="text">
      <style:text-properties officeooo:rsid="002ab90e"/>
    </style:style>
    <style:style style:name="T31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2" style:family="text">
      <style:text-properties officeooo:rsid="00395f51"/>
    </style:style>
    <style:style style:name="T33" style:family="text">
      <style:text-properties officeooo:rsid="007edc18"/>
    </style:style>
    <style:style style:name="T34" style:family="text">
      <style:text-properties officeooo:rsid="00533c73"/>
    </style:style>
    <style:style style:name="T35" style:family="text">
      <style:text-properties officeooo:rsid="00819a3a"/>
    </style:style>
    <style:style style:name="T36" style:family="text">
      <style:text-properties officeooo:rsid="0081d39e"/>
    </style:style>
    <style:style style:name="T37" style:family="text">
      <style:text-properties officeooo:rsid="0085b06b"/>
    </style:style>
    <style:style style:name="T38" style:family="text">
      <style:text-properties officeooo:rsid="00866147"/>
    </style:style>
    <style:style style:name="T39" style:family="text">
      <style:text-properties officeooo:rsid="0087931b"/>
    </style:style>
    <style:style style:name="T40" style:family="text">
      <style:text-properties officeooo:rsid="005edb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</text:p>
      <text:p text:style-name="P11"><text:span text:style-name="T19">Unique Procurement Reference: </text:span>«Insert Procurement ID»</text:p>
      <text:p text:style-name="P1"><text:span text:style-name="T14">Event </text:span><text:span text:style-name="T13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56"><text:span text:style-name="T33">LOT </text:span>«Insert Lot id» «Insert Lot Name»</text:p>
      <text:p text:style-name="P55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20"> </text:span><text:bookmark-end text:name="_Hlk96322841"/><text:bookmark-end text:name="_Hlk115283844"/><text:bookmark text:name="_Hlk96322526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95972672"/><text:bookmark-start text:name="_Hlk95974457"/><text:bookmark-start text:name="_Toc111631741"/><text:bookmark-start text:name="_Toc111560524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8">«Insert Time, Date, Month, Year of #4»</text:p>
          </table:table-cell>
        </table:table-row>
      </table:table>
      <text:p text:style-name="Standard"/>
      <text:h text:style-name="P73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7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51">Term / Acronym</text:p>
          </table:table-cell>
          <table:table-cell table:style-name="GLOSSARY.A1" office:value-type="string">
            <text:p text:style-name="P51">Description</text:p>
          </table:table-cell>
        </table:table-row>
        <table:table-row table:style-name="GLOSSARY.1">
          <table:table-cell table:style-name="GLOSSARY.A1" office:value-type="string">
            <text:p text:style-name="P70">«Insert Glossary Term Title #1 of n (max 20)»</text:p>
          </table:table-cell>
          <table:table-cell table:style-name="GLOSSARY.A1" office:value-type="string">
            <text:p text:style-name="P70">«Insert Glossary Term Description #1 of n (max 20)»</text:p>
          </table:table-cell>
        </table:table-row>
      </table:table>
      <text:p text:style-name="P75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8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2113590915" text:style-name="List_20_1">
              <text:list-item>
                <text:p text:style-name="P83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66">«Insert <text:span text:style-name="T39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3">Is there an <text:span text:style-name="T35">i</text:span>ndicative <text:span text:style-name="T35">b</text:span>udget?</text:p>
          </table:table-cell>
          <table:table-cell table:style-name="Table2.A1" office:value-type="string">
            <text:p text:style-name="P64">«In<text:span text:style-name="T36">dicative_Budget</text:span>»</text:p>
          </table:table-cell>
        </table:table-row>
        <table:table-row table:style-name="Table2.1">
          <table:table-cell table:style-name="Table2.A6" office:value-type="string">
            <text:p text:style-name="P19"><text:span text:style-name="T34">Indicative </text:span><text:span text:style-name="T32">Minimum </text:span>Budget <text:span text:style-name="T31">£</text:span></text:p>
          </table:table-cell>
          <table:table-cell table:style-name="Table2.A6" office:value-type="string">
            <text:p text:style-name="P60">«Project_Budget_Min_<text:span text:style-name="T27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4">Indicative </text:span><text:span text:style-name="T32">Maximum </text:span>Budget <text:span text:style-name="T31">£</text:span></text:p>
          </table:table-cell>
          <table:table-cell table:style-name="Table2.A6" office:value-type="string">
            <text:p text:style-name="P61">«Project_Budget_Max»</text:p>
          </table:table-cell>
        </table:table-row>
        <table:table-row table:style-name="Table2.1">
          <table:table-cell table:style-name="Table2.A6" office:value-type="string">
            <text:p text:style-name="P24">Additional information on Budget</text:p>
          </table:table-cell>
          <table:table-cell table:style-name="Table2.A6" office:value-type="string">
            <text:p text:style-name="P65">«Project_Budget<text:span text:style-name="T37">_Addit</text:span><text:span text:style-name="T38">i</text:span><text:span text:style-name="T37">onal_info</text:span>»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Early market engagement</text:p>
          </table:table-cell>
          <table:table-cell table:style-name="Table3.A1" office:value-type="string">
            <text:p text:style-name="P58">«Insert_Prev_Market_Engage_Box_1»</text:p>
          </table:table-cell>
        </table:table-row>
      </table:table>
      <text:p text:style-name="Standard"/>
      <text:p text:style-name="Standard"/>
      <text:p text:style-name="P27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Description of your participants</text:p>
          </table:table-cell>
          <table:table-cell table:style-name="Table4.A1" office:value-type="string">
            <text:p text:style-name="P5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3">Assisted digital and <text:soft-page-break/>accessibility requirements</text:p>
          </table:table-cell>
          <table:table-cell table:style-name="Table4.A1" office:value-type="string">
            <text:list text:style-name="L1">
              <text:list-item>
                <text:p text:style-name="P86"><text:span text:style-name="T11">«Insert inputs from page Assisted digital and </text:span><text:soft-page-break/><text:span text:style-name="T11">accessibility requirements»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>Research plan</text:p>
          </table:table-cell>
          <table:table-cell table:style-name="Table4.A1" office:value-type="string">
            <text:p text:style-name="P5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3">Research location</text:p>
          </table:table-cell>
          <table:table-cell table:style-name="Table4.A1" office:value-type="string">
            <text:p text:style-name="P5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3">Access restrictions at location</text:p>
          </table:table-cell>
          <table:table-cell table:style-name="Table4.A1" office:value-type="string">
            <text:p text:style-name="P5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3">Number of research rounds</text:p>
          </table:table-cell>
          <table:table-cell table:style-name="Table4.A1" office:value-type="string">
            <text:p text:style-name="P5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3">Number of participants per round</text:p>
          </table:table-cell>
          <table:table-cell table:style-name="Table4.A1" office:value-type="string">
            <text:p text:style-name="P5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3">How often research will happen</text:p>
          </table:table-cell>
          <table:table-cell table:style-name="Table4.A1" office:value-type="string">
            <text:p text:style-name="P5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3">Evening or weekend research</text:p>
          </table:table-cell>
          <table:table-cell table:style-name="Table4.A1" office:value-type="string">
            <text:list text:style-name="L2">
              <text:list-item>
                <text:p text:style-name="P84">«Insert inputs from page Evening or weekend research»</text:p>
              </text:list-item>
            </text:list>
          </table:table-cell>
        </table:table-row>
      </table:table>
      <text:p text:style-name="Standard"/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s and conditions</text:p>
          </table:table-cell>
        </table:table-row>
        <table:table-row table:style-name="TERMS.1">
          <table:table-cell table:style-name="TERMS.A1" office:value-type="string">
            <text:p text:style-name="P58">«Insert Special_Term Description #1 of n (max 20)_Conditional»</text:p>
          </table:table-cell>
        </table:table-row>
      </table:table>
      <text:p text:style-name="P25"/>
      <text:p text:style-name="P30">Additional documents</text:p>
      <text:p text:style-name="P30"/>
      <text:list text:style-name="L3">
        <text:list-item>
          <text:p text:style-name="P78"><text:span text:style-name="T12">«Upload_document_filename_#n»</text:span></text:p>
        </text:list-item>
      </text:list>
      <text:p text:style-name="P67"/>
      <text:p text:style-name="P42"><text:span text:style-name="T24">How many suppliers </text:span><text:span text:style-name="T25">to shortlist</text:span><text:span text:style-name="T28"><text:line-break/></text:span></text:p>
      <text:p text:style-name="P57">«Insert Number of suppliers»</text:p>
      <text:p text:style-name="P57"/>
      <text:p text:style-name="P32">How suppliers will be evaluated</text:p>
      <text:p text:style-name="P76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44">Evaluation weighting</text:p>
      <text:p text:style-name="P48"/>
      <text:p text:style-name="P48">Technical competence</text:p>
      <text:list xml:id="list2225665927" text:style-name="WWNum2">
        <text:list-item>
          <text:p text:style-name="P79"><text:span text:style-name="T8">«insert_Technical_Comp_Weight» % - </text:span><text:span text:style-name="T15">Technical </text:span><text:span text:style-name="T18">competence</text:span></text:p>
          <text:list>
            <text:list-item>
              <text:p text:style-name="P79"><text:span text:style-name="T8">«insert_Technical_Comp_Ess_Skill_Weight_overall_#» % - </text:span><text:span text:style-name="T22">Essential </text:span><text:span text:style-name="T23">skills and experience</text:span></text:p>
            </text:list-item>
            <text:list-item>
              <text:p text:style-name="P79"><text:span text:style-name="T8">«insert_Technical_Comp_Nice_Skill_Weight_overall_#» % - </text:span><text:span text:style-name="T15">Nice to have skills </text:span><text:span text:style-name="T18">and experience</text:span></text:p>
            </text:list-item>
            <text:list-item>
              <text:p text:style-name="P79"><text:span text:style-name="T8">«insert_Technical_Comp_Tech_Q_Weight_overall_#» % - </text:span><text:span text:style-name="T10">Technical</text:span><text:span text:style-name="T15"> </text:span></text:p>
            </text:list-item>
          </text:list>
        </text:list-item>
      </text:list>
      <text:p text:style-name="P8"><text:soft-page-break/>Availability</text:p>
      <text:list xml:id="list65053600165171" text:continue-numbering="true" text:style-name="WWNum2">
        <text:list-item>
          <text:p text:style-name="P80"><text:span text:style-name="T8">«insert_</text:span><text:span text:style-name="T9">Availability</text:span><text:span text:style-name="T8">_ Weight Conditional» % - </text:span><text:span text:style-name="T17">Availability</text:span></text:p>
        </text:list-item>
      </text:list>
      <text:p text:style-name="P7">Social <text:span text:style-name="T29">v</text:span>alue</text:p>
      <text:list xml:id="list65054683848572" text:continue-numbering="true" text:style-name="WWNum2">
        <text:list-item>
          <text:p text:style-name="P79"><text:span text:style-name="T8">«insert_Social_Value_ Weight Conditional» % - </text:span><text:span text:style-name="T15">Social </text:span><text:span text:style-name="T16">v</text:span><text:span text:style-name="T15">alue</text:span></text:p>
        </text:list-item>
      </text:list>
      <text:p text:style-name="P7">Price</text:p>
      <text:list xml:id="list65053223587298" text:continue-numbering="true" text:style-name="WWNum2">
        <text:list-item>
          <text:p text:style-name="P81"><text:span text:style-name="T7">«insert_Price_ Weight» % - </text:span><text:span text:style-name="T21">Price</text:span></text:p>
          <text:p text:style-name="P82"/>
        </text:list-item>
      </text:list>
      <text:p text:style-name="P57"/>
      <text:p text:style-name="P29">Skills and experience</text:p>
      <text:p text:style-name="P29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8">Essential skills and experience</text:p>
      <text:p text:style-name="P3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4">Question</text:p>
          </table:table-cell>
          <table:table-cell table:style-name="TECHNICAL_5f_SKILL.A1" office:value-type="string">
            <text:p text:style-name="P5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9">«insert_Technical_Comp_Ess_Skill_Descrip»</text:p>
            <text:p text:style-name="P16"/>
          </table:table-cell>
          <table:table-cell table:style-name="TECHNICAL_5f_SKILL.A1" office:value-type="string">
            <text:p text:style-name="P69">«insert_Technical_Comp_Ess_Skill_Weight#»</text:p>
          </table:table-cell>
        </table:table-row>
      </table:table>
      <text:p text:style-name="P77"/>
      <text:p text:style-name="P38">Nice-to-have skills and experience</text:p>
      <text:p text:style-name="P3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4">Question</text:p>
          </table:table-cell>
          <table:table-cell table:style-name="NICE_5f_TO_5f_HAVE_5f_SKILL.A1" office:value-type="string">
            <text:p text:style-name="P5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P35"/>
      <text:p text:style-name="P47">Technical c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9">#</text:p>
          </table:table-cell>
          <table:table-cell table:style-name="TECHNICAL_5f_COMP.A1" office:value-type="string">
            <text:p text:style-name="P52">Question</text:p>
          </table:table-cell>
          <table:table-cell table:style-name="TECHNICAL_5f_COMP.A1" office:value-type="string">
            <text:p text:style-name="P5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8">«insert_Technical_Comp_Tech_Q_Descrip»</text:p>
          </table:table-cell>
          <table:table-cell table:style-name="TECHNICAL_5f_COMP.A1" office:value-type="string">
            <text:p text:style-name="P68">«insert_Technical_Comp_Tech_Q_Weight#»</text:p>
          </table:table-cell>
        </table:table-row>
      </table:table>
      <text:p text:style-name="P34"/>
      <text:p text:style-name="P34"/>
      <text:p text:style-name="P47">Social <text:span text:style-name="T30">v</text:span>alue c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9">#</text:p>
          </table:table-cell>
          <table:table-cell table:style-name="SOCIAL_5f_VALUES.A1" office:value-type="string">
            <text:p text:style-name="P52">Question</text:p>
          </table:table-cell>
          <table:table-cell table:style-name="SOCIAL_5f_VALUES.A1" office:value-type="string">
            <text:p text:style-name="P53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8">«insert_SocVal_Question_#_conditional»</text:p>
          </table:table-cell>
          <table:table-cell table:style-name="SOCIAL_5f_VALUES.A1" office:value-type="string">
            <text:p text:style-name="P68">«insert_SocVal_Question_Weight_#_conditional»</text:p>
          </table:table-cell>
        </table:table-row>
      </table:table>
      <text:p text:style-name="P26"/>
      <text:p text:style-name="Standard"/>
      <text:p text:style-name="P33"/>
      <text:p text:style-name="P45">Additional assessment methods</text:p>
      <text:p text:style-name="P41"/>
      <text:list xml:id="list65054904013945" text:continue-list="list2113590915" text:style-name="List_20_1">
        <text:list-item>
          <text:p text:style-name="P85"><text:soft-page-break/>«insert_Assess_model_selection conditional»</text:p>
        </text:list-item>
      </text:list>
      <text:p text:style-name="P46"/>
      <text:p text:style-name="P15">Question and answer session</text:p>
      <text:p text:style-name="P72">«insert_QandA_descrip conditional»</text:p>
      <text:p text:style-name="Standard"><text:s text:c="5"/></text:p>
      <text:p text:style-name="P31">How suppliers will be scored</text:p>
      <text:p text:style-name="P6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62">«Insert_Score_Model_Descr_Marks»</text:p>
          </table:table-cell>
          <table:table-cell table:style-name="SCORE.A1" office:value-type="string">
            <text:p text:style-name="P62">«Insert_Score_Model_Descr_Score»</text:p>
          </table:table-cell>
          <table:table-cell table:style-name="SCORE.A1" office:value-type="string">
            <text:p text:style-name="P62">«Insert_Score_Model_Descr_Description»</text:p>
          </table:table-cell>
        </table:table-row>
      </table:table>
      <text:h text:style-name="P74" text:outline-level="1"/>
      <text:h text:style-name="Heading_20_1" text:outline-level="1"><text:bookmark-start text:name="_Hlk115283791"/><text:span text:style-name="T26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Activity</text:p>
          </table:table-cell>
          <table:table-cell table:style-name="Table14.B1" office:value-type="string">
            <text:p text:style-name="P39">Date/<text:span text:style-name="T40">Time</text:span>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7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7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7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7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(if applicable)</text:p>
          </table:table-cell>
          <table:table-cell table:style-name="Table14.B1" office:value-type="string">
            <text:p text:style-name="P7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7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 (if applicable)</text:p>
          </table:table-cell>
          <table:table-cell table:style-name="Table14.B11" office:value-type="string">
            <text:p text:style-name="P7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7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7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7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70</meta:editing-cycles>
    <meta:creation-date>2022-10-04T10:35:00</meta:creation-date>
    <dc:date>2022-11-24T06:50:52.895667397</dc:date>
    <meta:editing-duration>PT5H14M33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7" meta:word-count="705" meta:character-count="5301" meta:non-whitespace-character-count="4751"/>
    <meta:user-defined meta:name="AppVersion">16.0000</meta:user-defined>
    <meta:template xlink:type="simple" xlink:actuate="onRequest" xlink:title="Normal" xlink:href=""/>
  </office:meta>
</office:document-meta>
</file>